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0200000002000309F1C.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svg:stroke-width="0.051cm" draw:marker-start-width="0.376cm" draw:marker-end-width="0.376cm" draw:fill="none" draw:textarea-horizontal-align="center" draw:textarea-vertical-align="middle" fo:padding-top="0.15cm" fo:padding-bottom="0.15cm" fo:padding-left="0.275cm" fo:padding-right="0.275cm"/>
    </style:style>
    <style:style style:name="gr2" style:family="graphic" style:parent-style-name="standard">
      <style:graphic-properties draw:stroke="dash" draw:stroke-dash="Ultrafine_20_Dashed" svg:stroke-width="0.051cm" draw:marker-start-width="0.376cm" draw:marker-end-width="0.376cm" draw:fill="none" draw:textarea-horizontal-align="center" draw:textarea-vertical-align="middle" fo:padding-top="0.15cm" fo:padding-bottom="0.15cm" fo:padding-left="0.275cm" fo:padding-right="0.275cm"/>
    </style:style>
    <style:style style:name="gr3" style:family="graphic" style:parent-style-name="objectwithoutfill">
      <style:graphic-properties svg:stroke-width="0.152cm" draw:marker-start-width="0.527cm" draw:marker-end-width="0.527cm" draw:fill="none" draw:textarea-horizontal-align="center" draw:textarea-vertical-align="middle" fo:padding-top="0.2cm" fo:padding-bottom="0.2cm" fo:padding-left="0.325cm" fo:padding-right="0.325cm"/>
    </style:style>
    <style:style style:name="gr4" style:family="graphic" style:parent-style-name="standard">
      <style:graphic-properties svg:stroke-width="0.051cm" draw:marker-start-width="0.376cm" draw:marker-end-width="0.376cm" draw:fill="solid" draw:fill-color="#ffffff" draw:textarea-horizontal-align="justify" draw:textarea-vertical-align="middle" draw:auto-grow-height="false" fo:min-height="0cm" fo:min-width="0cm" fo:padding-top="0.15cm" fo:padding-bottom="0.15cm" fo:padding-left="0.275cm" fo:padding-right="0.275cm"/>
    </style:style>
    <style:style style:name="gr5" style:family="graphic" style:parent-style-name="objectwithoutfill">
      <style:graphic-properties svg:stroke-width="0.051cm" draw:marker-start-width="0.376cm" draw:marker-end="Arrow" draw:marker-end-width="0.376cm" draw:fill="none" draw:textarea-horizontal-align="center" draw:textarea-vertical-align="middle" fo:padding-top="0.15cm" fo:padding-bottom="0.15cm" fo:padding-left="0.275cm" fo:padding-right="0.275cm"/>
    </style:style>
    <style:style style:name="gr6" style:family="graphic" style:parent-style-name="standard">
      <style:graphic-properties svg:stroke-width="0.051cm" draw:marker-start-width="0.376cm" draw:marker-end-width="0.376cm" draw:fill="solid" draw:fill-color="#ffffff" draw:textarea-horizontal-align="justify" draw:textarea-vertical-align="middle" draw:auto-grow-height="false" fo:min-height="0cm" fo:min-width="0cm" fo:padding-top="0.15cm" fo:padding-bottom="0.15cm" fo:padding-left="0.275cm" fo:padding-right="0.275cm" fo:wrap-option="no-wrap"/>
    </style:style>
    <style:style style:name="gr7" style:family="graphic" style:parent-style-name="objectwithoutfill">
      <style:graphic-properties svg:stroke-width="0.051cm" draw:marker-start="Arrow" draw:marker-start-width="0.376cm" draw:marker-end="Arrow" draw:marker-end-width="0.376cm" draw:fill="none" draw:textarea-horizontal-align="center" draw:textarea-vertical-align="middle" fo:padding-top="0.15cm" fo:padding-bottom="0.15cm" fo:padding-left="0.275cm" fo:padding-right="0.275cm"/>
    </style:style>
    <style:style style:name="P1" style:family="paragraph">
      <style:paragraph-properties fo:text-align="cente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1" draw:layer="layout" svg:width="5.3cm" svg:height="2cm" svg:x="0.2cm" svg:y="0.5cm">
          <text:p text:style-name="P1">PROGRAM</text:p>
          <text:p text:style-name="P1">SOURCE</text:p>
        </draw:rect>
        <draw:rect draw:style-name="gr1" draw:text-style-name="P1" draw:layer="layout" svg:width="5.3cm" svg:height="2cm" svg:x="0.2cm" svg:y="3cm">
          <text:p text:style-name="P1">HARDWARE</text:p>
          <text:p text:style-name="P1">DESCRIPTION</text:p>
        </draw:rect>
        <draw:rect draw:style-name="gr2" draw:text-style-name="P1" draw:layer="layout" svg:width="5.3cm" svg:height="2cm" svg:x="0.2cm" svg:y="5.5cm">
          <text:p text:style-name="P1">TRAFFIC</text:p>
          <text:p text:style-name="P1">DESCRIPTION</text:p>
        </draw:rect>
        <draw:line draw:style-name="gr3" draw:text-style-name="P1" draw:layer="layout" svg:x1="5.8cm" svg:y1="0.5cm" svg:x2="5.8cm" svg:y2="7.5cm">
          <text:p/>
        </draw:line>
        <draw:rect draw:style-name="gr1" draw:text-style-name="P1" draw:layer="layout" svg:width="6.8cm" svg:height="1.5cm" svg:x="7.6cm" svg:y="0.5cm">
          <text:p text:style-name="P1">"INCLUDE" LIBRARY</text:p>
        </draw:rect>
        <draw:custom-shape draw:style-name="gr4" draw:text-style-name="P1" draw:layer="layout" svg:width="4cm" svg:height="1.5cm" svg:x="9cm" svg:y="3cm">
          <text:p text:style-name="P1">SMPP</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 draw:layer="layout" svg:width="4cm" svg:height="2cm" svg:x="9cm" svg:y="5.5cm">
          <text:p text:style-name="P1">C++</text:p>
          <text:p text:style-name="P1">COMPI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 draw:layer="layout" svg:width="4cm" svg:height="1.5cm" svg:x="9cm" svg:y="8.5cm">
          <text:p text:style-name="P1">LINK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5" draw:text-style-name="P1" draw:layer="layout" svg:x1="5.8cm" svg:y1="3.683cm" svg:x2="9cm" svg:y2="3.683cm">
          <text:p/>
        </draw:line>
        <draw:rect draw:style-name="gr1" draw:text-style-name="P1" draw:layer="layout" svg:width="5.3cm" svg:height="2cm" svg:x="14.732cm" svg:y="8.255cm">
          <text:p text:style-name="P1">SIDE</text:p>
          <text:p text:style-name="P1">LIBRARY</text:p>
        </draw:rect>
        <draw:line draw:style-name="gr5" draw:text-style-name="P1" draw:layer="layout" svg:x1="14.732cm" svg:y1="9.271cm" svg:x2="13cm" svg:y2="9.271cm">
          <text:p/>
        </draw:line>
        <draw:line draw:style-name="gr5" draw:text-style-name="P1" draw:layer="layout" svg:x1="10.922cm" svg:y1="2cm" svg:x2="10.922cm" svg:y2="3cm">
          <text:p/>
        </draw:line>
        <draw:line draw:style-name="gr5" draw:text-style-name="P1" draw:layer="layout" svg:x1="10.922cm" svg:y1="4.5cm" svg:x2="10.922cm" svg:y2="5.5cm">
          <text:p/>
        </draw:line>
        <draw:line draw:style-name="gr5" draw:text-style-name="P1" draw:layer="layout" svg:x1="10.922cm" svg:y1="7.5cm" svg:x2="10.922cm" svg:y2="8.5cm">
          <text:p/>
        </draw:line>
        <draw:rect draw:style-name="gr1" draw:text-style-name="P1" draw:layer="layout" svg:width="5.3cm" svg:height="2cm" svg:x="0.2cm" svg:y="11cm">
          <text:p text:style-name="P1">INPUT DATA</text:p>
        </draw:rect>
        <draw:rect draw:style-name="gr1" draw:text-style-name="P1" draw:layer="layout" svg:width="5.3cm" svg:height="2cm" svg:x="8.382cm" svg:y="10.964cm">
          <text:p text:style-name="P1">EXECUTABLE</text:p>
          <text:p text:style-name="P1">PROGRAM</text:p>
        </draw:rect>
        <draw:rect draw:style-name="gr1" draw:text-style-name="P1" draw:layer="layout" svg:width="5.3cm" svg:height="2cm" svg:x="8.382cm" svg:y="12.964cm">
          <text:p text:style-name="P1">SIDE</text:p>
          <text:p text:style-name="P1">KERNEL</text:p>
        </draw:rect>
        <draw:custom-shape draw:style-name="gr6" draw:text-style-name="P1" draw:layer="layout" svg:width="6.096cm" svg:height="4.064cm" svg:x="7.774cm" svg:y="16.121cm">
          <text:p text:style-name="P1">TCP/IP</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4" draw:text-style-name="P1" draw:layer="layout" svg:width="4cm" svg:height="1.5cm" svg:x="16.131cm" svg:y="17.037cm">
          <text:p text:style-name="P1">DSD</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 draw:layer="layout" svg:width="5.309cm" svg:height="3.429cm" svg:x="0.191cm" svg:y="16.321cm">
          <text:p text:style-name="P1">INTERFACE</text:p>
          <text:p text:style-name="P1">TO</text:p>
          <text:p text:style-name="P1">PHYSICAL</text:p>
          <text:p text:style-name="P1">SYSTEM</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5" draw:text-style-name="P1" draw:layer="layout" svg:x1="10.922cm" svg:y1="10cm" svg:x2="10.922cm" svg:y2="10.964cm">
          <text:p/>
        </draw:line>
        <draw:line draw:style-name="gr7" draw:text-style-name="P1" draw:layer="layout" svg:x1="10.922cm" svg:y1="14.964cm" svg:x2="10.922cm" svg:y2="16.483cm">
          <text:p/>
        </draw:line>
        <draw:line draw:style-name="gr7" draw:text-style-name="P1" draw:layer="layout" svg:x1="16.131cm" svg:y1="17.753cm" svg:x2="13.87cm" svg:y2="17.753cm">
          <text:p/>
        </draw:line>
        <draw:line draw:style-name="gr7" draw:text-style-name="P1" draw:layer="layout" svg:x1="7.774cm" svg:y1="18.134cm" svg:x2="5.513cm" svg:y2="18.134cm">
          <text:p/>
        </draw:line>
        <draw:line draw:style-name="gr5" draw:text-style-name="P1" draw:layer="layout" svg:x1="5.5cm" svg:y1="11.984cm" svg:x2="8.382cm" svg:y2="11.984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l-10 30h20z"/>
    <draw:stroke-dash draw:name="Dash_20_2" draw:display-name="Dash 2"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Andale Sans UI'" style:font-family-generic-asian="system" style:font-pitch-asian="variable" style:font-size-asian="24pt" style:language-asian="ja" style:country-asian="JP" style:font-family-complex="Tahoma" style:font-family-generic-complex="system" style:font-pitch-complex="variable" style:font-size-complex="24pt" style:language-complex="fa" style:country-complex="IR"/>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language="zxx" fo:country="none" fo:font-style="normal" fo:text-shadow="none" style:text-underline-style="none" fo:font-weight="normal" style:letter-kerning="true" style:font-family-asian="'Andale Sans UI'" style:font-family-generic-asian="system" style:font-pitch-asian="variable" style:font-size-asian="18pt" style:language-asian="zxx" style:country-asian="none" style:font-style-asian="normal" style:font-weight-asian="normal" style:font-family-complex="Tahoma" style:font-family-generic-complex="system" style:font-pitch-complex="variable" style:font-size-complex="18pt" style:language-complex="zxx" style:country-complex="none"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0.32cm" fo:page-height="20.32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09-04-16T11:32:18.87</meta:creation-date>
    <meta:editing-duration>PT35M20S</meta:editing-duration>
    <meta:editing-cycles>4</meta:editing-cycles>
    <meta:generator>OpenOffice/4.1.3$Win32 OpenOffice.org_project/413m1$Build-9783</meta:generator>
    <dc:date>2017-07-05T14:14:23.58</dc:date>
    <dc:creator>Pawel Gburzynski</dc:creator>
    <meta:document-statistic meta:object-count="25"/>
  </office:meta>
</office:document-meta>
</file>